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0-06" calcext:value-type="date">
            <text:p>06/10/2025</text:p>
          </table:table-cell>
          <table:table-cell table:style-name="ce67" table:formula="of:=[.C15]-[.F1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11-07" calcext:value-type="date">
            <text:p>07/11/2025</text:p>
          </table:table-cell>
          <table:table-cell table:style-name="ce67" table:formula="of:=[.C16]-[.F1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6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33:34.204831700">00:00:00</text:time></text:span><text:span text:style-name="MT2"><text:time style:data-style-name="N2" text:time-value="13:33:34.204878700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33:34.215648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14:02</meta:creation-date>
    <dc:date>2025-11-13T13:35:04.753496600</dc:date>
    <meta:print-date>2020-07-07T14:13:04.434000000</meta:print-date>
    <dc:language>pt-PT</dc:language>
    <meta:editing-cycles>678</meta:editing-cycles>
    <meta:editing-duration>PT20H13M38S</meta:editing-duration>
    <meta:document-statistic meta:table-count="1" meta:cell-count="130" meta:object-count="0"/>
    <meta:user-defined meta:name="Info 0"/>
    <meta:user-defined meta:name="Info 1"/>
    <meta:user-defined meta:name="Info 2"/>
    <meta:user-defined meta:name="Info 3"/>
  </office:meta>
</office:document-meta>
</file>